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adf7b" officeooo:paragraph-rsid="001adf7b"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c13fa" officeooo:paragraph-rsid="001c13fa"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740fd"/>
    </style:style>
    <style:style style:name="T4" style:family="text">
      <style:text-properties officeooo:rsid="001a08fa"/>
    </style:style>
    <style:style style:name="T5" style:family="text">
      <style:text-properties officeooo:rsid="001adf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5">14th</text:span> of <text:span text:style-name="T5">June</text:span> 202<text:span text:style-name="T5">2</text:span> under the <text:span text:style-name="T5">18th</text:span> PA Meeting.</text:p>
      <text:p text:style-name="P1"/>
      <text:p text:style-name="P1">The Assembly, recognising the current situation,</text:p>
      <text:p text:style-name="P1"/>
      <text:p text:style-name="P5">Constitutes the need to recognise the Empire of Vandebilt, The region in which the Empire of Vandebilt sits on is part of Argos, but as the empire expands it is necessary that the Empire and the Emperor Meiji Vandebilt would like to gain self-rule and independence. Another reason is the Emperor finds that government of Argos has become incompetent day by day with its Liberal values and setting up alliances that are considered threat to the Empire. Therefore, the Emperor would like to gain independence and self-rule to achieve a society with Conservative values and monarchy.</text:p>
      <text:p text:style-name="P1"/>
      <text:p text:style-name="P1">And proceeds.</text:p>
      <text:p text:style-name="P1"/>
      <text:p text:style-name="P1">Signed by,</text:p>
      <text:p text:style-name="P4">Comradedoggo_22</text:p>
      <text:p text:style-name="P4">MrBased</text:p>
      <text:p text:style-name="P4">eldegron</text:p>
      <text:p text:style-name="P4">Thanster</text:p>
      <text:p text:style-name="P4">_yoran_</text:p>
      <text:p text:style-name="P4">Roxxagon</text:p>
      <text:p text:style-name="P1"/>
      <text:p text:style-name="P1"/>
      <text:p text:style-name="P1"/>
      <text:p text:style-name="Standard"><text:span text:style-name="T1">[</text:span><text:span text:style-name="T2">Motion 18-3: To recognise the Empire of Vandebilt</text:span><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15T14:46:46.917870060</dc:date>
    <meta:editing-duration>PT3M11S</meta:editing-duration>
    <meta:editing-cycles>7</meta:editing-cycles>
    <meta:generator>LibreOffice/7.3.4.2$Linux_X86_64 LibreOffice_project/8cb1c265a8f71ce63e37a2ff337b4f2ebc525cbc</meta:generator>
    <meta:document-statistic meta:table-count="0" meta:image-count="0" meta:object-count="0" meta:page-count="1" meta:paragraph-count="12" meta:word-count="135" meta:character-count="839" meta:non-whitespace-character-count="716"/>
  </office:meta>
</office:document-meta>
</file>